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 2" svg:font-family="'Wingdings 2'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1" svg:font-family="OpenSymbol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4.106cm" fo:margin-left="4.295cm" fo:margin-right="8.599cm" table:align="margins" style:writing-mode="lr-tb"/>
    </style:style>
    <style:style style:name="Таблица1.A" style:family="table-column">
      <style:table-column-properties style:column-width="1.961cm" style:rel-column-width="31303*"/>
    </style:style>
    <style:style style:name="Таблица1.B" style:family="table-column">
      <style:table-column-properties style:column-width="2.145cm" style:rel-column-width="34232*"/>
    </style:style>
    <style:style style:name="Таблица1.1" style:family="table-row">
      <style:table-row-properties style:min-row-height="0.448cm"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text-properties fo:color="#000000" style:font-name="Times New Roman CYR" fo:letter-spacing="-0.002cm" style:font-name-complex="Times New Roman CYR"/>
    </style:style>
    <style:style style:name="P2" style:family="paragraph" style:parent-style-name="Standard">
      <style:paragraph-properties fo:text-align="center" style:justify-single-word="false"/>
      <style:text-properties fo:color="#000000" style:font-name="Times New Roman CYR" fo:letter-spacing="-0.002cm" style:font-name-complex="Times New Roman CYR"/>
    </style:style>
    <style:style style:name="P3" style:family="paragraph" style:parent-style-name="Standard">
      <style:text-properties fo:color="#000000" style:font-name="Times New Roman CYR" fo:letter-spacing="-0.002cm" fo:font-weight="bold" style:font-weight-asian="bold" style:font-name-complex="Times New Roman CYR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text-properties fo:language="en" fo:country="US" fo:font-weight="bold" style:font-weight-asian="bold"/>
    </style:style>
    <style:style style:name="P6" style:family="paragraph" style:parent-style-name="Standard">
      <style:paragraph-properties fo:margin-left="1.251cm" fo:margin-right="0cm" fo:margin-top="0cm" fo:margin-bottom="0cm" style:line-height-at-least="0.529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fo:font-size="14pt" fo:language="ru" fo:country="RU" fo:font-style="normal" fo:font-weight="normal" style:font-size-asian="14pt" style:font-style-asian="normal" style:font-weight-asian="normal" style:font-size-complex="12pt" style:font-weight-complex="normal"/>
    </style:style>
    <style:style style:name="P7" style:family="paragraph" style:parent-style-name="Standard">
      <style:paragraph-properties fo:margin-left="1.251cm" fo:margin-right="0cm" fo:margin-top="0cm" fo:margin-bottom="0cm" style:line-height-at-least="0.529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1.249cm" fo:margin-right="0cm" fo:text-indent="0cm" style:auto-text-indent="false"/>
    </style:style>
    <style:style style:name="P10" style:family="paragraph" style:parent-style-name="Standard">
      <style:paragraph-properties fo:margin-left="1.249cm" fo:margin-right="0cm" fo:text-indent="1.249cm" style:auto-text-indent="false"/>
    </style:style>
    <style:style style:name="P11" style:family="paragraph" style:parent-style-name="Standard">
      <style:paragraph-properties fo:margin-left="2.498cm" fo:margin-right="0cm" fo:text-indent="0cm" style:auto-text-indent="false"/>
    </style:style>
    <style:style style:name="P12" style:family="paragraph" style:parent-style-name="Standard">
      <style:paragraph-properties fo:margin-top="0cm" fo:margin-bottom="0cm" style:line-height-at-least="0.529cm" fo:text-align="center" style:justify-single-word="false" style:snap-to-layout-grid="false">
        <style:tab-stops>
          <style:tab-stop style:position="0cm"/>
        </style:tab-stops>
      </style:paragraph-properties>
      <style:text-properties fo:color="#000000" fo:font-size="14pt" fo:language="ru" fo:country="RU" fo:font-style="normal" fo:font-weight="normal" style:font-size-asian="14pt" style:font-style-asian="normal" style:font-weight-asian="normal" style:font-weight-complex="normal"/>
    </style:style>
    <style:style style:name="P13" style:family="paragraph" style:parent-style-name="Standard">
      <style:paragraph-properties fo:margin-top="0cm" fo:margin-bottom="0cm" style:line-height-at-least="0.529cm" fo:text-align="center" style:justify-single-word="false" style:snap-to-layout-grid="false">
        <style:tab-stops>
          <style:tab-stop style:position="0cm"/>
        </style:tab-stops>
      </style:paragraph-properties>
      <style:text-properties fo:color="#000000" fo:font-size="14pt" fo:language="ru" fo:country="RU" fo:font-style="normal" fo:font-weight="bold" style:font-size-asian="14pt" style:font-style-asian="normal" style:font-weight-asian="bold" style:font-weight-complex="bold"/>
    </style:style>
    <style:style style:name="P14" style:family="paragraph" style:parent-style-name="Standard">
      <style:paragraph-properties fo:margin-top="0cm" fo:margin-bottom="0cm" style:line-height-at-least="0.529cm" fo:text-align="center" style:justify-single-word="false" style:snap-to-layout-grid="false"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P15" style:family="paragraph" style:parent-style-name="Standard">
      <style:paragraph-properties fo:margin-left="0cm" fo:margin-right="0cm" fo:text-indent="1.499cm" style:auto-text-indent="false"/>
      <style:text-properties fo:color="#000000" style:font-name="Times New Roman CYR" fo:letter-spacing="-0.002cm" style:font-name-complex="Times New Roman CYR"/>
    </style:style>
    <style:style style:name="P16" style:family="paragraph" style:parent-style-name="Standard">
      <style:paragraph-properties fo:margin-left="0cm" fo:margin-right="0cm" fo:text-indent="1.499cm" style:auto-text-indent="true"/>
    </style:style>
    <style:style style:name="P17" style:family="paragraph" style:parent-style-name="Standard">
      <style:paragraph-properties fo:margin-left="0.501cm" fo:margin-right="0cm" fo:margin-top="0cm" fo:margin-bottom="0cm" style:line-height-at-least="0.529cm" fo:text-align="justify" style:justify-single-word="false" fo:text-indent="0.318cm" style:auto-text-indent="false">
        <style:tab-stops>
          <style:tab-stop style:position="0cm"/>
        </style:tab-stops>
      </style:paragraph-properties>
      <style:text-properties fo:color="#000000" fo:font-size="14pt" fo:language="ru" fo:country="RU" fo:font-style="normal" fo:font-weight="normal" style:font-size-asian="14pt" style:font-style-asian="normal" style:font-weight-asian="normal" style:font-size-complex="12pt" style:font-weight-complex="normal"/>
    </style:style>
    <style:style style:name="P18" style:family="paragraph" style:parent-style-name="Text_20_body">
      <style:paragraph-properties fo:margin-left="0cm" fo:margin-right="-0.778cm" fo:margin-top="0.423cm" fo:margin-bottom="0.212cm" fo:line-height="150%" fo:text-align="center" style:justify-single-word="false" fo:text-indent="0.953cm" style:auto-text-indent="false">
        <style:tab-stops>
          <style:tab-stop style:position="0cm"/>
        </style:tab-stops>
      </style:paragraph-properties>
      <style:text-properties fo:color="#000000" fo:font-size="12pt" fo:language="ru" fo:country="RU" fo:font-style="normal" fo:font-weight="bold" style:font-size-asian="12pt" style:font-style-asian="normal" style:font-weight-asian="bold" style:font-size-complex="12pt" style:font-style-complex="italic" style:font-weight-complex="bold"/>
    </style:style>
    <style:style style:name="P19" style:family="paragraph" style:parent-style-name="Text_20_body">
      <style:paragraph-properties fo:margin-left="0cm" fo:margin-right="0cm" fo:margin-top="0.212cm" fo:margin-bottom="0.212cm" fo:line-height="150%" fo:text-align="center" style:justify-single-word="false" fo:text-indent="0.953cm" style:auto-text-indent="false">
        <style:tab-stops>
          <style:tab-stop style:position="0cm"/>
        </style:tab-stops>
      </style:paragraph-properties>
      <style:text-properties fo:color="#000000" fo:font-size="12pt" fo:language="ru" fo:country="RU" fo:font-style="normal" fo:font-weight="bold" style:font-size-asian="12pt" style:font-style-asian="normal" style:font-weight-asian="bold" style:font-size-complex="12pt" style:font-weight-complex="bold"/>
    </style:style>
    <style:style style:name="P20" style:family="paragraph" style:parent-style-name="Text_20_body">
      <style:paragraph-properties fo:margin-left="0cm" fo:margin-right="0cm" fo:line-height="150%" fo:text-align="justify" style:justify-single-word="false" fo:text-indent="0.953cm" style:auto-text-indent="false"/>
      <style:text-properties fo:font-size="12pt" style:font-size-asian="12pt"/>
    </style:style>
    <style:style style:name="P21" style:family="paragraph" style:parent-style-name="Text_20_body">
      <style:paragraph-properties fo:margin-left="4.128cm" fo:margin-right="1.579cm" fo:margin-top="0.139cm" fo:margin-bottom="0cm" fo:line-height="100%" fo:text-align="justify" style:justify-single-word="false" fo:text-indent="0cm" style:auto-text-indent="false"/>
    </style:style>
    <style:style style:name="P22" style:family="paragraph" style:parent-style-name="Text_20_body">
      <style:paragraph-properties fo:margin-left="2.858cm" fo:margin-right="1.579cm" fo:line-height="100%" fo:text-align="justify" style:justify-single-word="false" fo:text-indent="0cm" style:auto-text-indent="false" style:snap-to-layout-grid="false"/>
    </style:style>
    <style:style style:name="P23" style:family="paragraph" style:parent-style-name="Text_20_body">
      <style:paragraph-properties fo:margin-left="-2.501cm" fo:margin-right="1.579cm" fo:margin-top="0cm" fo:margin-bottom="0.139cm" fo:line-height="100%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font-size="14pt" fo:font-weight="normal" style:font-size-asian="14pt" style:font-weight-asian="normal"/>
    </style:style>
    <style:style style:name="P24" style:family="paragraph" style:parent-style-name="Text_20_body">
      <style:paragraph-properties fo:margin-left="-2.501cm" fo:margin-right="1.579cm" fo:margin-top="0cm" fo:margin-bottom="0.139cm" fo:line-height="100%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fo:font-size="11pt" fo:language="ru" fo:country="RU" fo:font-style="normal" fo:font-weight="normal" style:font-size-asian="11pt" style:font-style-asian="normal" style:font-weight-asian="normal" style:font-size-complex="12pt" style:font-weight-complex="bold"/>
    </style:style>
    <style:style style:name="P25" style:family="paragraph" style:parent-style-name="Standard" style:list-style-name="WW8Num1"/>
    <style:style style:name="P26" style:family="paragraph" style:parent-style-name="Standard" style:list-style-name="L2">
      <style:paragraph-properties fo:margin-top="0cm" fo:margin-bottom="0cm" style:line-height-at-least="0.529cm" fo:text-align="justify" style:justify-single-word="false">
        <style:tab-stops>
          <style:tab-stop style:position="0cm"/>
        </style:tab-stops>
      </style:paragraph-properties>
      <style:text-properties fo:color="#000000" fo:font-size="14pt" fo:language="ru" fo:country="RU" fo:font-style="normal" fo:font-weight="normal" style:font-size-asian="14pt" style:font-style-asian="normal" style:font-weight-asian="normal" style:font-size-complex="12pt" style:font-weight-complex="normal"/>
    </style:style>
    <style:style style:name="P27" style:family="paragraph" style:parent-style-name="Standard">
      <style:paragraph-properties fo:margin-left="1.251cm" fo:margin-right="0cm" fo:margin-top="0cm" fo:margin-bottom="0cm" style:line-height-at-least="0.529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fo:font-size="14pt" fo:language="ru" fo:country="RU" fo:font-style="normal" fo:font-weight="normal" style:font-size-asian="14pt" style:font-style-asian="normal" style:font-weight-asian="normal" style:font-size-complex="12pt" style:font-weight-complex="normal"/>
    </style:style>
    <style:style style:name="P28" style:family="paragraph" style:parent-style-name="Heading_20_1">
      <style:paragraph-properties fo:margin-left="-1.251cm" fo:margin-right="-0.778cm" fo:margin-top="0.212cm" fo:margin-bottom="0.212cm" style:line-height-at-least="0.529cm" fo:text-align="center" style:justify-single-word="false" fo:text-indent="0.953cm" style:auto-text-indent="false" style:snap-to-layout-grid="false">
        <style:tab-stops>
          <style:tab-stop style:position="0cm"/>
        </style:tab-stops>
      </style:paragraph-properties>
      <style:text-properties fo:color="#000000" fo:font-size="14pt" fo:language="ru" fo:country="RU" fo:font-style="normal" fo:font-weight="bold" style:font-size-asian="14pt" style:font-style-asian="normal" style:font-weight-asian="bold" style:font-size-complex="14pt" style:font-weight-complex="bold"/>
    </style:style>
    <style:style style:name="P29" style:family="paragraph" style:parent-style-name="Text_20_body" style:list-style-name="L1">
      <style:paragraph-properties fo:line-height="150%" fo:text-align="justify" style:justify-single-word="false"/>
    </style:style>
    <style:style style:name="T1" style:family="text">
      <style:text-properties fo:color="#000000" fo:font-size="14pt" fo:language="ru" fo:country="RU" fo:font-style="normal" fo:font-weight="normal" style:font-size-asian="14pt" style:font-style-asian="normal" style:font-weight-asian="normal" style:font-size-complex="12pt" style:font-weight-complex="normal"/>
    </style:style>
    <style:style style:name="T2" style:family="text">
      <style:text-properties fo:color="#000000" fo:font-size="14pt" fo:language="ru" fo:country="RU" fo:font-style="normal" style:font-size-asian="14pt" style:font-style-asian="normal"/>
    </style:style>
    <style:style style:name="T3" style:family="text">
      <style:text-properties fo:color="#000000" fo:font-size="14pt" fo:language="en" fo:country="US" fo:font-style="normal" fo:font-weight="normal" style:font-size-asian="14pt" style:font-style-asian="normal" style:font-weight-asian="normal" style:font-size-complex="12pt" style:font-weight-complex="normal"/>
    </style:style>
    <style:style style:name="T4" style:family="text">
      <style:text-properties fo:color="#000000" fo:font-size="14pt" fo:language="en" fo:country="US" fo:font-style="normal" style:font-size-asian="14pt" style:font-style-asian="normal"/>
    </style:style>
    <style:style style:name="T5" style:family="text">
      <style:text-properties fo:color="#000000" fo:font-size="14pt" fo:language="en" fo:country="US" fo:font-style="normal" fo:font-weight="bold" style:font-size-asian="14pt" style:font-style-asian="normal" style:font-weight-asian="bold" style:font-size-complex="12pt" style:font-weight-complex="bold"/>
    </style:style>
    <style:style style:name="T6" style:family="text">
      <style:text-properties fo:color="#000000" style:font-name="Times New Roman CYR" fo:letter-spacing="-0.002cm" style:font-name-complex="Times New Roman CYR"/>
    </style:style>
    <style:style style:name="T7" style:family="text">
      <style:text-properties fo:color="#000000" style:font-name="Times New Roman CYR" fo:letter-spacing="-0.002cm" fo:language="en" fo:country="US" style:font-name-complex="Times New Roman CYR"/>
    </style:style>
    <style:style style:name="T8" style:family="text">
      <style:text-properties fo:color="#000000" style:font-name="Times New Roman CYR" fo:letter-spacing="-0.002cm" fo:language="en" fo:country="US" fo:font-weight="bold" style:font-weight-asian="bold" style:font-name-complex="Times New Roman CYR"/>
    </style:style>
    <style:style style:name="T9" style:family="text">
      <style:text-properties fo:color="#000000" style:font-name="Times New Roman CYR" fo:letter-spacing="-0.002cm" fo:language="en" fo:country="US" fo:font-weight="bold" style:font-weight-asian="bold" style:font-name-complex="Times New Roman CYR" style:font-weight-complex="bold"/>
    </style:style>
    <style:style style:name="T10" style:family="text">
      <style:text-properties fo:color="#000000" style:font-name="Times New Roman CYR" fo:letter-spacing="-0.002cm" fo:language="en" fo:country="US" fo:font-weight="normal" style:font-weight-asian="normal" style:font-name-complex="Times New Roman CYR" style:font-weight-complex="normal"/>
    </style:style>
    <style:style style:name="T11" style:family="text">
      <style:text-properties fo:color="#000000" style:font-name="Times New Roman CYR" fo:letter-spacing="-0.002cm" fo:language="ru" fo:country="RU" style:font-name-complex="Times New Roman CYR"/>
    </style:style>
    <style:style style:name="T12" style:family="text">
      <style:text-properties fo:color="#000000" style:font-name="Times New Roman CYR" fo:letter-spacing="-0.002cm" fo:language="ru" fo:country="RU" fo:font-weight="bold" style:font-weight-asian="bold" style:font-name-complex="Times New Roman CYR" style:font-weight-complex="bold"/>
    </style:style>
    <style:style style:name="T13" style:family="text">
      <style:text-properties fo:color="#000000" style:font-name="Times New Roman CYR" fo:letter-spacing="-0.002cm" fo:language="ru" fo:country="RU" fo:font-weight="normal" style:font-weight-asian="normal" style:font-name-complex="Times New Roman CYR" style:font-weight-complex="normal"/>
    </style:style>
    <style:style style:name="T14" style:family="text">
      <style:text-properties fo:color="#000000" style:font-name="Times New Roman CYR" fo:letter-spacing="-0.002cm" fo:font-weight="bold" style:font-weight-asian="bold" style:font-name-complex="Times New Roman CYR"/>
    </style:style>
    <style:style style:name="T15" style:family="text">
      <style:text-properties fo:color="#000000" fo:font-size="11pt" fo:language="ru" fo:country="RU" fo:font-style="normal" fo:font-weight="bold" style:font-size-asian="11pt" style:font-style-asian="normal" style:font-weight-asian="bold" style:font-size-complex="12pt" style:font-weight-complex="normal"/>
    </style:style>
    <style:style style:name="T16" style:family="text">
      <style:text-properties fo:color="#000000" fo:font-size="11pt" fo:language="ru" fo:country="RU" fo:font-style="normal" style:font-size-asian="11pt" style:font-style-asian="normal" style:font-size-complex="12pt" style:font-weight-complex="bold"/>
    </style:style>
    <style:style style:name="T17" style:family="text">
      <style:text-properties fo:color="#000000" fo:font-size="11pt" fo:language="ru" fo:country="RU" fo:font-style="normal" fo:font-weight="normal" style:font-size-asian="11pt" style:font-style-asian="normal" style:font-weight-asian="normal" style:font-size-complex="12pt" style:font-weight-complex="bold"/>
    </style:style>
    <style:style style:name="T18" style:family="text">
      <style:text-properties fo:language="ru" fo:country="RU"/>
    </style:style>
    <style:style style:name="T19" style:family="text">
      <style:text-properties fo:language="ru" fo:country="RU" fo:font-weight="bold" style:font-weight-asian="bold"/>
    </style:style>
    <style:style style:name="T20" style:family="text">
      <style:text-properties fo:language="en" fo:country="US"/>
    </style:style>
    <style:style style:name="T21" style:family="text">
      <style:text-properties fo:language="en" fo:country="US" fo:font-weight="bold" style:font-weight-asian="bold"/>
    </style:style>
    <style:style style:name="T22" style:family="text">
      <style:text-properties fo:language="en" fo:country="US" fo:font-weight="bold" style:font-weight-asian="bold" style:font-weight-complex="bold"/>
    </style:style>
    <style:style style:name="T23" style:family="text">
      <style:text-properties fo:font-weight="bold" style:font-weight-asian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size="9pt" fo:font-weight="bold" style:font-size-asian="9pt" style:font-weight-asian="bold"/>
    </style:style>
    <style:style style:name="T27" style:family="text">
      <style:text-properties fo:font-size="9pt" fo:language="en" fo:country="US" fo:font-weight="bold" style:font-size-asian="9pt" style:font-weight-asian="bold"/>
    </style:style>
    <style:style style:name="T28" style:family="text">
      <style:text-properties fo:font-size="9pt" fo:language="ru" fo:country="RU" fo:font-weight="bold" style:font-size-asian="9pt" style:font-weight-asian="bold"/>
    </style:style>
    <style:style style:name="T29" style:family="text">
      <style:text-properties fo:font-size="9pt" fo:language="ru" fo:country="RU" fo:font-weight="normal" style:font-size-asian="9pt" style:font-weight-asian="normal" style:font-weight-complex="normal"/>
    </style:style>
    <style:style style:name="T30" style:family="text">
      <style:text-properties fo:font-size="9pt" fo:language="ru" fo:country="RU" fo:font-weight="normal" style:font-size-asian="9pt" style:font-weight-asian="normal" style:font-size-complex="9pt" style:font-weight-complex="normal"/>
    </style:style>
    <style:style style:name="T31" style:family="text">
      <style:text-properties style:font-name="Times New Roman"/>
    </style:style>
    <style:style style:name="T32" style:family="text">
      <style:text-properties style:font-name="Times New Roman" fo:language="en" fo:country="US"/>
    </style:style>
    <style:style style:name="T33" style:family="text">
      <style:text-properties style:font-name="Times New Roman" fo:font-size="11pt" style:font-size-asian="11pt" style:font-weight-complex="bold"/>
    </style:style>
    <style:style style:name="T34" style:family="text">
      <style:text-properties style:font-name="Times New Roman" fo:font-size="11pt" fo:language="en" fo:country="US" style:font-size-asian="11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24">Лабораторная работа №1</text:span> </text:p>
      <text:h text:style-name="P28" text:outline-level="1">Методические указания</text:h>
      <text:p text:style-name="P14"><text:span text:style-name="T2">Списки в </text:span><text:span text:style-name="T4">Lispe. </text:span><text:span text:style-name="T2">Использование стандартных функций.</text:span></text:p>
      <text:p text:style-name="P13"/>
      <text:p text:style-name="P8">Цель работы: приобрести навыки использования списков и стандартных функций <text:span text:style-name="T20">Lisp.</text:span> </text:p>
      <text:p text:style-name="P7"><text:span text:style-name="T5">Задачи работы</text:span><text:span text:style-name="T3">: </text:span><text:span text:style-name="T1">изучить способ использования списков для фиксации информации, внутреннее представление одноуровневых и структурированных списков, методы их обработки с использованием базовых функций Lisp.</text:span></text:p>
      <text:p text:style-name="P6"/>
      <text:p text:style-name="P18">Краткие теоретические сведения</text:p>
      <text:p text:style-name="P15">Функциональное программирование ориентировано на символьную обработку данных. Предполагается, что любую информацию можно свести к символьной. Слово «символ» здесь близко к понятию «знак».</text:p>
      <text:p text:style-name="Standard"><text:span text:style-name="T6"><text:tab/>Базис </text:span><text:span text:style-name="T7">Lisp </text:span><text:span text:style-name="T11">образуют:</text:span></text:p>
      <text:p text:style-name="Standard"><text:span text:style-name="T11">атомы, структуры, базовые функции, базовые функционалы</text:span><text:span text:style-name="T7">.</text:span></text:p>
      <text:p text:style-name="P1"/>
      <text:p text:style-name="P2">Данные</text:p>
      <text:p text:style-name="P16"><text:span text:style-name="T6">Вся информация (данные и программы) в </text:span><text:span text:style-name="T7">Lisp</text:span><text:span text:style-name="T6"> представляется в виде символьных выражений – </text:span><text:span text:style-name="T8">S</text:span><text:span text:style-name="T14">-выражений</text:span><text:span text:style-name="T6">. По определению</text:span></text:p>
      <text:p text:style-name="Standard"><text:span text:style-name="T9"><text:tab/>S-</text:span><text:span text:style-name="T12">выражение ::</text:span><text:span text:style-name="T9">=</text:span><text:span text:style-name="T12"> &lt;атом&gt;</text:span><text:span text:style-name="T9"> | </text:span><text:span text:style-name="T12">&lt;точечная пара&gt;</text:span><text:span text:style-name="T11">.</text:span></text:p>
      <text:p text:style-name="P3"><text:s/>Элементарные значения структур данных:</text:p>
      <text:p text:style-name="P9"><text:span text:style-name="T14">Атомы</text:span><text:span text:style-name="T6">: </text:span></text:p>
      <text:list xml:id="list1863183944625237431" text:style-name="WW8Num1">
        <text:list-item>
          <text:p text:style-name="P25"><text:span text:style-name="T14">символы</text:span><text:span text:style-name="T6"> <text:s/>(идентификаторы) – <text:s/>синтаксически – набор литер (букв и цифр), начинающихся с буквы</text:span><text:span text:style-name="T11">;</text:span></text:p>
        </text:list-item>
        <text:list-item>
          <text:p text:style-name="P25"><text:span text:style-name="T14">специальные символы – </text:span><text:span text:style-name="T8">{</text:span><text:span text:style-name="T14">Т, </text:span><text:span text:style-name="T8">Nil}</text:span><text:span text:style-name="T10"> </text:span><text:span text:style-name="T13">(используются для обозначения логических констант)</text:span><text:span text:style-name="T6">;</text:span></text:p>
        </text:list-item>
        <text:list-item>
          <text:p text:style-name="P25"><text:span text:style-name="T14">самоопределимые атомы </text:span><text:span text:style-name="T6">– натуральные числа,</text:span><text:span text:style-name="T14"> </text:span><text:span text:style-name="T6">дробные числа (например 2/3), вещественные числа, строки – последовательность символов, заключенных в двойные апострофы (например “</text:span><text:span text:style-name="T7">abc</text:span><text:span text:style-name="T6">”);</text:span></text:p>
        </text:list-item>
      </text:list>
      <text:p text:style-name="Standard">Более <text:span text:style-name="T23">сложные данные — списки </text:span><text:span text:style-name="T25">и </text:span><text:span text:style-name="T24">точечные пары</text:span> (<text:span text:style-name="T24">структуры</text:span>) строятся из унифицированных структур – блоков памяти – бинарных узлов.</text:p>
      <text:p text:style-name="Standard">Запишем определения:</text:p>
      <text:p text:style-name="Standard"><text:span text:style-name="T23"><text:tab/>Точечные пары ::</text:span><text:span text:style-name="T21">=</text:span> <text:span text:style-name="T23">(&lt;атом&gt;.&lt;атом&gt;) | (&lt;атом&gt;.&lt;точечная пара&gt;) |</text:span></text:p>
      <text:p text:style-name="P4"><text:tab/><text:tab/><text:tab/>(&lt;точечная пара&gt;.&lt;атом&gt;) | (&lt;точечная пара&gt;.&lt;точечная пара&gt;);</text:p>
      <text:p text:style-name="Standard"><text:tab/><text:span text:style-name="T23">Список ::</text:span><text:span text:style-name="T21">=</text:span><text:span text:style-name="T23"> &lt;пустой список&gt; | &lt;непустой список&gt;,</text:span> где<text:span text:style-name="T23"> </text:span></text:p>
      <text:p text:style-name="P10"><text:span text:style-name="T23">&lt;пусой сисок&gt; ::</text:span><text:span text:style-name="T21">=</text:span><text:span text:style-name="T23"> ( ) | </text:span><text:span text:style-name="T21">Nil</text:span><text:span text:style-name="T23">,</text:span></text:p>
      <text:p text:style-name="P10"><text:span text:style-name="T23">&lt;непустой список&gt;::</text:span><text:span text:style-name="T21">=</text:span><text:span text:style-name="T23"> (</text:span><text:span text:style-name="T24">&lt;первый элемент&gt; . &lt;хвост&gt;)</text:span><text:span text:style-name="T23">,</text:span></text:p>
      <text:p text:style-name="P10"><text:span text:style-name="T23">&lt;первый элемент&gt; ::</text:span><text:span text:style-name="T21">=</text:span><text:span text:style-name="T23"> </text:span><text:span text:style-name="T21">&lt;S-</text:span><text:span text:style-name="T19">выражение</text:span><text:span text:style-name="T21">&gt;,</text:span></text:p>
      <text:p text:style-name="P10"><text:span text:style-name="T23">&lt;хвост&gt; ::= </text:span><text:span text:style-name="T19">&lt;список&gt;.</text:span></text:p>
      <text:p text:style-name="P5"><text:tab/><text:tab/></text:p>
      <text:p text:style-name="Standard"><text:tab/>Синтаксически:</text:p>
      <text:p text:style-name="Standard"><text:tab/>любая структура (точечная пара или список) заключается в круглые скобки</text:p>
      <text:p text:style-name="Standard"><text:tab/>( <text:span text:style-name="T20">A . B</text:span>) –<text:span text:style-name="T20"> </text:span><text:span text:style-name="T18">точечная пара, <text:s text:c="3"/>( А ) - список из одного элемента,</text:span></text:p>
      <text:p text:style-name="Standard"><text:s text:c="2"/><text:tab/>пустой список изображается как <text:span text:style-name="T21">Nil</text:span><text:span text:style-name="T23"> </text:span>или <text:span text:style-name="T23"><text:s/>( );</text:span></text:p>
      <text:p text:style-name="Standard"><text:span text:style-name="T23"><text:tab/></text:span>непустой список по определению может быть изображен:</text:p>
      <text:p text:style-name="P11"><text:span text:style-name="T23">( </text:span><text:span text:style-name="T21">A</text:span><text:span text:style-name="T23"> . (</text:span><text:span text:style-name="T21">B</text:span><text:span text:style-name="T23"> . (</text:span><text:span text:style-name="T21">C</text:span><text:span text:style-name="T23"> . (</text:span><text:span text:style-name="T21">D</text:span><text:span text:style-name="T23"> ()))))</text:span>, допустимо изображение списка последовательностью</text:p>
      <text:p text:style-name="P11"><text:soft-page-break/>атомов, разделенных пробелами – <text:s/><text:span text:style-name="T23">(</text:span><text:span text:style-name="T21">A</text:span><text:span text:style-name="T23"> </text:span><text:span text:style-name="T21">B</text:span><text:span text:style-name="T23"> </text:span><text:span text:style-name="T21">C</text:span><text:span text:style-name="T23"> </text:span><text:span text:style-name="T21">D</text:span><text:span text:style-name="T23">)</text:span>. </text:p>
      <text:p text:style-name="P11">Элементы списка могут, в свою очередь, быть списками (любой список заключается в круглые скобки), </text:p>
      <text:p text:style-name="P11">например – <text:s/><text:span text:style-name="T23">(</text:span><text:span text:style-name="T21">A</text:span><text:span text:style-name="T23"> (</text:span><text:span text:style-name="T21">B</text:span><text:span text:style-name="T23"> </text:span><text:span text:style-name="T21">C</text:span><text:span text:style-name="T23">) (</text:span><text:span text:style-name="T21">D</text:span><text:span text:style-name="T23"> (</text:span><text:span text:style-name="T21">E</text:span><text:span text:style-name="T23">))). </text:span><text:span text:style-name="T25">Таким образом, </text:span>синтаксически наличие скобок является признаком структуры — списка или точечной пары.</text:p>
      <text:p text:style-name="P6"><text:tab/>Любая непустая <text:span text:style-name="T24">структура </text:span><text:span text:style-name="T22">Lisp</text:span><text:span text:style-name="T24"> </text:span>в памяти представляется списковой ячейкой, хранящей два указателя: на голову (первый элемент) и хвост — все остальное.</text:p>
      <text:p text:style-name="P17">Базовые функции в<text:span text:style-name="T31"> </text:span><text:span text:style-name="T32">Lisp</text:span><text:span text:style-name="T31">-</text:span>е: <text:span text:style-name="T31"><text:s/>с</text:span>електоры<text:span text:style-name="T31">, </text:span>конструкторы<text:span text:style-name="T31">, </text:span>предикаты<text:span text:style-name="T31">. </text:span>Особенность<text:span text:style-name="T31"> </text:span>работы<text:span text:style-name="T31"> </text:span>предикатов<text:span text:style-name="T31"> </text:span>сравнения</text:p>
      <text:p text:style-name="P19">Указания к выполнению работы</text:p>
      <text:p text:style-name="P20">При выполнении лабораторной работы следует </text:p>
      <text:list xml:id="list3653991080002759125" text:style-name="L1">
        <text:list-item>
          <text:p text:style-name="P29">изобразить внутреннее представление списков, обратив внимание, что любому списку соответствует списковая ячейка. (рис. 1):</text:p>
        </text:list-item>
      </text:list>
      <text:p text:style-name="P21"><text:span text:style-name="T27">Car</text:span><text:span text:style-name="T28">-</text:span><text:span text:style-name="T29">указатель</text:span><text:span text:style-name="T26"> <text:s text:c="4"/></text:span><text:span text:style-name="T27">Cdr</text:span><text:span text:style-name="T30">-указатель</text:span> <text:s/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2"/>
          </table:table-cell>
          <table:table-cell table:style-name="Таблица1.B1" office:value-type="string">
            <text:p text:style-name="P22"/>
          </table:table-cell>
        </table:table-row>
      </table:table>
      <text:p text:style-name="P23"><text:span text:style-name="T15">Рис.1</text:span><text:span text:style-name="T16">. Представление целого числа</text:span></text:p>
      <text:list xml:id="list6074726364899699296" text:style-name="L2">
        <text:list-item>
          <text:p text:style-name="P26"><text:span text:style-name="T17">изучить работу базовых функций в</text:span><text:span text:style-name="T33"> </text:span><text:span text:style-name="T34">Lisp</text:span><text:span text:style-name="T33">-</text:span><text:span text:style-name="T17">е и особенность</text:span><text:span text:style-name="T33"> </text:span><text:span text:style-name="T17">работы</text:span><text:span text:style-name="T33"> </text:span><text:span text:style-name="T17">предикатов</text:span><text:span text:style-name="T33"> </text:span><text:span text:style-name="T17">сравнения</text:span></text:p>
        </text:list-item>
      </text:list>
      <text:p text:style-name="P24"/>
      <text:p text:style-name="P6">Задание:</text:p>
      <text:p text:style-name="P6"/>
      <text:p text:style-name="P6">Отчет по лабораторной сдается в письменной форме по окончании работ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 2" svg:font-family="'Wingdings 2'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1" svg:font-family="OpenSymbol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191cm" fo:margin-right="0cm" fo:text-align="center" style:justify-single-word="false" fo:text-indent="0.191cm" style:auto-text-indent="false" fo:keep-with-next="always"/>
      <style:text-properties fo:font-size="14pt" fo:font-weight="bold" style:font-size-asian="14pt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6z0" style:family="text">
      <style:text-properties style:font-name="Wingdings 2" style:font-name-complex="OpenSymbol"/>
    </style:style>
    <style:style style:name="WW8Num6z1" style:family="text">
      <style:text-properties style:font-name="OpenSymbol" style:font-name-complex="OpenSymbol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WW8Num1z0" style:family="text">
      <style:text-properties style:font-name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6">
      <text:list-level-style-bullet text:level="1" text:style-name="WW8Num6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fo:text-indent="-0.635cm" fo:margin-left="3.75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u7 bmstu</meta:initial-creator>
    <meta:creation-date>2014-03-22T16:33:35.51</meta:creation-date>
    <dc:date>2019-02-13T14:03:39.38</dc:date>
    <meta:editing-duration>PT54M45S</meta:editing-duration>
    <meta:editing-cycles>6</meta:editing-cycles>
    <meta:generator>OpenOffice/4.1.5$Win32 OpenOffice.org_project/415m1$Build-9789</meta:generator>
    <meta:document-statistic meta:table-count="1" meta:image-count="0" meta:object-count="0" meta:page-count="2" meta:paragraph-count="46" meta:word-count="397" meta:character-count="2971"/>
  </office:meta>
</office:document-meta>
</file>